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8e2e5" officeooo:paragraph-rsid="0018e2e5"/>
    </style:style>
    <style:style style:name="P2" style:family="paragraph" style:parent-style-name="Standard">
      <style:text-properties officeooo:rsid="001a3890" officeooo:paragraph-rsid="001a3890"/>
    </style:style>
    <style:style style:name="P3" style:family="paragraph" style:parent-style-name="Standard">
      <style:text-properties fo:font-style="normal" style:text-underline-style="none" officeooo:rsid="0018e2e5" officeooo:paragraph-rsid="0018e2e5" style:font-style-asian="normal" style:font-style-complex="normal"/>
    </style:style>
    <style:style style:name="P4" style:family="paragraph" style:parent-style-name="Standard">
      <style:text-properties fo:font-style="normal" style:text-underline-style="none" officeooo:rsid="001a3890" officeooo:paragraph-rsid="001a3890" style:font-style-asian="normal" style:font-style-complex="normal"/>
    </style:style>
    <style:style style:name="P5" style:family="paragraph" style:parent-style-name="Standard">
      <style:text-properties fo:font-style="normal" style:text-underline-style="none" officeooo:rsid="001cfb3a" officeooo:paragraph-rsid="001a3890" style:font-style-asian="normal" style:font-style-complex="normal"/>
    </style:style>
    <style:style style:name="P6" style:family="paragraph" style:parent-style-name="Standard">
      <style:text-properties fo:font-style="normal" style:text-underline-style="none" officeooo:rsid="001cfb3a" officeooo:paragraph-rsid="001cfb3a" style:font-style-asian="normal" style:font-style-complex="normal"/>
    </style:style>
    <style:style style:name="P7" style:family="paragraph" style:parent-style-name="Standard">
      <style:text-properties fo:font-style="normal" style:text-underline-style="none" officeooo:rsid="001d63af" officeooo:paragraph-rsid="001d63af"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fo:font-style="normal" style:text-underline-style="none" style:font-style-asian="normal" style:font-style-complex="normal"/>
    </style:style>
    <style:style style:name="T3" style:family="text">
      <style:text-properties fo:font-style="normal" style:text-underline-style="none" officeooo:rsid="001b78f9" style:font-style-asian="normal" style:font-style-complex="normal"/>
    </style:style>
    <style:style style:name="T4" style:family="text">
      <style:text-properties fo:font-style="normal" style:text-underline-style="none" officeooo:rsid="001cfb3a"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tab/>Schrage’s first scenario involves a project that once completed will result in the lay offs of about 2/3 of the current project workforce in favor of oversea project maintenance. Should the employees be notified of the lay offs before the project is complete? On one hand, revealing the information is very likely to result in many people quitting, customer backlash, employees not working at peak efficiency, and other problems that generally may put the project into jeopardy. On the other hand, if you keep the information to yourself you will likely have more efficient employees in comparison and less people quitting, but when the information comes out, especially if it is leaked early, the backlash could be worse in the long run than the first option in the short run. Finish the project at peak efficiency and take the heat later, or take <text:span text:style-name="T1">potentially</text:span><text:span text:style-name="T2"> less heat now and finish the project slower? All of the outputs in such a scenario are variable and can only be approximated making such a decision very hard. Even from a profit stand point, keeping the information may result in more profit short term, but has the potential to mean less profit in the long term.</text:span></text:p>
      <text:p text:style-name="P3"><text:tab/>The second case study involves keeping important information from a superior for fear that the information may lead to further problems for the project, and by extension you. If the information is revealed it has the potential to even halt the project. Say you’ve found a major design flaw that may be considered a safety flaw. If this is pointed out the project will be slowed, profits fall, and it may result in few people being let go. Don’t reveal this information, profits soar, more people get hired, but some customers end up getting hurt by the design flaw you failed to point out. Revealing the information could get you fired, but if it was kept and later discovered it could get you fired anyway. Such a scenario may not even involve safety concerns but in any case it becomes very hard to quantify all of the ifs, and varying degrees of everything. With profits in mind keeping the information is usually the ‘better’ choice, but even then it may result in just the opposite.</text:p>
      <text:p text:style-name="P4"/>
      <text:p text:style-name="P4">2.)<text:tab/>Looking at scenario one again, the ethical option would be to tell the employees of the coming lay offs before the project was done. This would give those affected the chance to find new work before it happened. Such a decision in the short term would likely decrease potential profits and the consumer/employee backlash would create a whole new problem on its own, but the long term benefit would be that future customers and employees can feel a security in the transparency of the company. It shows that the company is just out for profit and may actually care about how their products/decisions affect people. It may result in more customers and better employees over time which would in all likelihood increase profits long term at the cost the short term losses.</text:p>
      <text:p text:style-name="P4"><text:tab/>Scenario two would be a little more situational I would argue. The results of sharing or keeping the information is something that I think is more variable than in the first scenario. In general, though, sharing the information would be the right thing to do. It may result in a project delay, or even project termination, but it puts both the employee and the company under a better reputation. Stopping a project because of a safety concern may result in less profit short term but, like the first scenario, could result in more customers and employee long term, which means more profits long term.</text:p>
      <text:p text:style-name="P4"/>
      <text:p text:style-name="P4">3.) I don’t think that ethics and profits are always opposites. Looking at my answers for question number two it seems clear to me that the unethical decision has the most potential for long term backfire, and thus long term financial loss, while the ethical decision has the most potential for long term gains. There is certainly a difference between the two and the financial decision is often seen as unethical but I don’t see it as a fine line so much as a spectrum. Sacrifices have to be made to succeed, especially in today’s world, but it can quickly become too much and even have the opposite effects of what one had hoped for.</text:p>
      <text:p text:style-name="P4"/>
      <text:p text:style-name="P2"><text:span text:style-name="T2">4.) </text:span><text:span text:style-name="T3">The IT world especially is burdened by deadlines. Everything must be done on time so it can be released on time. If something is late, profits suffer, so the company suffers, so the customer pays for it. “Time is money” really means what it says. Most of the time, though, the ethical decision is the one </text:span><text:soft-page-break/><text:span text:style-name="T3">that cost the most time. When you have a limited amount of time to finish something, you can either do it the ethical thing or the fast thing. While the ethical thing is just that, ethical, it can result in an unfinished, or at least unpolished, product that everybody suffers for. While “getting the implementations right” may be the unethical thing to do, it more often results in a more finished product.</text:span></text:p>
      <text:p text:style-name="P2"><text:span text:style-name="T3"><text:tab/>While I understand Schrage’s viewpoint I feel that is a little too black and white for me. There is rarely a case where the ethical decision is clear, especially not between different people. I also see it as a rather hypothetical dependent idea. Sure, the unethical method may produce the better product, but it seems to me like the unethical method, because it is quicker, </text:span><text:span text:style-name="T4">in practice</text:span><text:span text:style-name="T3"> just produces more products. </text:span><text:span text:style-name="T4">It is also a very business centered view. I understand that businesses run the country but consumers are what truly run the business. Keeping ethics out of IT seems like a great way to keep IT companies from doing well. And in the technology driven world we live in today I think ethics may be more important within IT businesses than anywhere else. Technology brings people power, which gives technology business in a scary amount of power. Ethics is the only thing that keeps power from being exploited, and when the vary development of technology is exploited, to me it’s nothing better than exploiting our entire society.</text:span></text:p>
      <text:p text:style-name="P5"/>
      <text:p text:style-name="P6"><text:tab/>I chose this case study because I was very interested in the viewpoints involved. Every argument has two sides. My last paragraph pretty well summarizes my viewpoint, and I was very curious what a published viewpoint was and how it compared to my own. I’ll admit, this case study scared me more than it did anything else.</text:p>
      <text:p text:style-name="P6"/>
      <text:p text:style-name="P7">I know this discussion doesn’t ask for a question, but I’m curious, do you guys think business can be ethical while remaining profitable in the technology indust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5:57:22.667000000</meta:creation-date>
    <dc:date>2018-01-25T18:25:08.880000000</dc:date>
    <meta:editing-duration>PT14M41S</meta:editing-duration>
    <meta:editing-cycles>2</meta:editing-cycles>
    <meta:generator>LibreOffice/5.4.3.2$Windows_X86_64 LibreOffice_project/92a7159f7e4af62137622921e809f8546db437e5</meta:generator>
    <meta:document-statistic meta:table-count="0" meta:image-count="0" meta:object-count="0" meta:page-count="2" meta:paragraph-count="9" meta:word-count="1120" meta:character-count="6417" meta:non-whitespace-character-count="5302"/>
  </office:meta>
</office:document-meta>
</file>